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A3000000646E3F912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style:font-name="Tahoma" fo:font-size="10pt" style:font-size-asian="10pt" style:font-name-complex="Tahoma" style:font-size-complex="10pt"/>
    </style:style>
    <style:style style:name="P2" style:family="paragraph" style:parent-style-name="Header">
      <style:paragraph-properties fo:text-align="end" style:justify-single-word="false"/>
      <style:text-properties style:font-name="Tahoma" fo:font-size="10pt" style:font-size-asian="10pt" style:font-name-complex="Tahoma" style:font-size-complex="10pt"/>
    </style:style>
    <style:style style:name="P3" style:family="paragraph" style:parent-style-name="Header">
      <style:paragraph-properties fo:text-align="end" style:justify-single-word="false"/>
      <style:text-properties style:font-name="Tahoma" fo:font-size="10pt" fo:language="en" fo:country="US" style:font-size-asian="10pt" style:font-name-complex="Tahoma" style:font-size-complex="10pt"/>
    </style:style>
    <style:style style:name="P4" style:family="paragraph" style:parent-style-name="Parágrafo_20_da_20_Lista">
      <style:paragraph-properties fo:margin-left="0cm" fo:margin-right="0cm" fo:text-indent="2.004cm" style:auto-text-indent="false"/>
      <style:text-properties style:font-name="Tahoma" fo:font-size="10pt" style:font-size-asian="10pt" style:font-name-complex="Tahoma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1pt" style:text-underline-style="solid" style:text-underline-width="auto" style:text-underline-color="font-color" fo:font-weight="bold" style:font-size-asian="11pt" style:font-weight-asian="bold" style:font-name-complex="Tahoma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font-style="italic" fo:font-weight="bold" style:font-size-asian="10pt" style:font-style-asian="italic" style:font-weight-asian="bold" style:font-name-complex="Tahoma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0000" style:font-name="Tahoma" fo:font-size="10pt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 fo:padding-left="0cm" fo:padding-right="0.141cm" fo:padding-top="0.035cm" fo:padding-bottom="0.035cm" fo:border="0.51pt solid #000000"/>
      <style:text-properties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-left="0cm" fo:padding-right="0.141cm" fo:padding-top="0.035cm" fo:padding-bottom="0.035cm" fo:border="0.51pt solid #000000"/>
      <style:text-properties style:font-name="Tahoma" fo:font-size="5pt" fo:font-style="italic" fo:font-weight="bold" style:font-size-asian="5pt" style:font-style-asian="italic" style:font-weight-asian="bold" style:font-name-complex="Tahoma" style:font-size-complex="5pt"/>
    </style:style>
    <style:style style:name="P13" style:family="paragraph" style:parent-style-name="Standard" style:list-style-name="WW8Num2">
      <style:paragraph-properties fo:padding-left="0cm" fo:padding-right="0.141cm" fo:padding-top="0.035cm" fo:padding-bottom="0.035cm" fo:border="0.51pt solid #000000"/>
      <style:text-properties style:font-name="Tahoma" fo:font-size="9.5pt" style:font-size-asian="9.5pt" style:font-name-complex="Tahoma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1pt" style:text-underline-style="solid" style:text-underline-width="auto" style:text-underline-color="font-color" fo:font-weight="bold" style:font-size-asian="11pt" style:font-weight-asian="bold" style:font-name-complex="Tahoma" style:font-size-complex="11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color="#ff0000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eitura Complementar III </text:p>
      <text:p text:style-name="P5"/>
      <text:p text:style-name="P6">Nome: <text:span text:style-name="T6">Lucas Pereira Da Silva (10100754)</text:span> Data de entrega: 28/06/2012 (quinta)</text:p>
      <text:p text:style-name="P6"/>
      <text:p text:style-name="P11">Instruções:</text:p>
      <text:p text:style-name="P12"/>
      <text:list xml:id="list1666055537" text:style-name="WW8Num2">
        <text:list-item>
          <text:p text:style-name="P13">Ler o arquivo “SQL Injection - leitura 3.pdf”. </text:p>
        </text:list-item>
        <text:list-item>
          <text:p text:style-name="P13">Responder as questões abaixo.</text:p>
        </text:list-item>
        <text:list-item>
          <text:p text:style-name="P13">Salvar o arquivo de respostas e postar no Moodle até o dia <text:span text:style-name="T2">28/06</text:span>.</text:p>
        </text:list-item>
        <text:list-item>
          <text:p text:style-name="P13">Todas as respostas devem ser descritas de forma pessoal, ou seja, respostas copiadas do texto não serão consideradas corretas. </text:p>
        </text:list-item>
        <text:list-item>
          <text:p text:style-name="P13"><text:span text:style-name="T4">Não esqueça</text:span>: a atividade é <text:span text:style-name="T2">individual</text:span>, vale <text:span text:style-name="T2">10% da nota</text:span> (total de leituras do semestre) e leituras <text:span text:style-name="T2">fora do prazo não</text:span> serão contabilizadas na nota. </text:p>
        </text:list-item>
      </text:list>
      <text:p text:style-name="P6"/>
      <text:p text:style-name="P7">Questões:</text:p>
      <text:p text:style-name="P8"/>
      <text:p text:style-name="P8"><text:span text:style-name="T3">1. O que é “SQL Injection”?.</text:span></text:p>
      <text:p text:style-name="P10"><text:tab/>É uma forma de inserir comandos SQL através da passagem de parâmetros que são usados em um outro determinado comando SQL.</text:p>
      <text:p text:style-name="P8"/>
      <text:p text:style-name="P9">2. Como é possível injetar, maldosamente, comandos SQL que prejudiquem um Banco de Dados?</text:p>
      <text:p text:style-name="P10"><text:tab/>Considerando uma consulta SQL que busca pelo nome de pessoas, por exemplo. Se essa consulta possui como parâmetro o nome da pessoa que se deseja buscar, então o parâmetro passado pode ser construído de forma com que ele passe a fazer parte da consulta e não seja apenas um parâmetro.</text:p>
      <text:p text:style-name="P10"><text:tab/>O parâmetro passado para a consulta pode possuir aspas que “quebram” a string que formará o comando SQL e dessa forma será possível inserir comandos SQL dentro da consulta que será feita.</text:p>
      <text:p text:style-name="P4"/>
      <text:p text:style-name="P9">3. Explique brevemente as soluções, para strings, apontadas pelo autor.</text:p>
      <text:p text:style-name="P10"><text:tab/>Utilizar funções que escapam os caracteres especiais utilizados pelos SGBDs. O autor</text:p>
      <text:p text:style-name="P10">alerta que como cada SGBD possui um conjunto de caracteres especiais próprio, deve-se sempre estar atento para utilizar a função de escape específica para o o SGBD que se está utilizando.</text:p>
      <text:p text:style-name="P8"/>
      <text:p text:style-name="P9">4. Quando os dados são numéricos, qual a solução sugerida?</text:p>
      <text:p text:style-name="P8"><text:span text:style-name="T6"><text:tab/>Avaliar o parâmetro fornecido para se certificar que se trata de um valor numérico, ou seja, tentar dar um cast no número. É interessante resaltar que esse problema ocorre apenas em linguagens fracamente tipadas e escrotas como é o caso do PHP. No caso de linguagens fortemente tipadas isso não ocorre já que o valor passado como parâmetro terá que ser obrigatóriamente numér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ágrafo_20_da_20_Lista" style:display-name="Parágrafo da Lista" style:family="paragraph" style:parent-style-name="Standard">
      <style:paragraph-properties fo:margin="100%"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/>
    </style:style>
    <style:style style:name="Absatz-Standardschriftart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8.002cm" table:align="left" style:writing-mode="lr-tb"/>
    </style:style>
    <style:style style:name="Tabela1.A" style:family="table-column">
      <style:table-column-properties style:column-width="8.001cm"/>
    </style:style>
    <style:style style:name="Tabela1.B" style:family="table-column">
      <style:table-column-properties style:column-width="10.001cm"/>
    </style:style>
    <style:style style:name="Tabela1.1" style:family="table-row">
      <style:table-row-properties style:min-row-height="2.263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MP1" style:family="paragraph" style:parent-style-name="Header">
      <style:text-properties style:font-name="Tahoma" fo:font-size="10pt" style:font-size-asian="10pt" style:font-name-complex="Tahoma" style:font-size-complex="10pt"/>
    </style:style>
    <style:style style:name="MP2" style:family="paragraph" style:parent-style-name="Header">
      <style:paragraph-properties fo:text-align="end" style:justify-single-word="false"/>
      <style:text-properties style:font-name="Tahoma" fo:font-size="10pt" style:font-size-asian="10pt" style:font-name-complex="Tahoma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Tahoma" fo:font-size="10pt" fo:language="en" fo:country="US" style:font-size-asian="10pt" style:font-name-complex="Tahoma" style:font-size-complex="10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1.752cm" fo:margin-right="1.83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0.482cm" fo:margin-top="0.38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752cm" fo:margin-left="1.752cm" fo:margin-right="1.836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<draw:frame draw:style-name="Mfr1" draw:name="figuras1" text:anchor-type="as-char" svg:width="3.438cm" svg:height="2.113cm" draw:z-index="0"><draw:image xlink:href="Pictures/10000000000000A3000000646E3F912E.jpg" xlink:type="simple" xlink:show="embed" xlink:actuate="onLoad"/></draw:frame></text:p>
            </table:table-cell>
            <table:table-cell table:style-name="Tabela1.B1" office:value-type="string">
              <text:p text:style-name="MP2">Universidade Federal de Santa Catarina – UFSC</text:p>
              <text:p text:style-name="MP2">Departamento de Informática e Estatística – INE/CTC</text:p>
              <text:p text:style-name="MP2"/>
              <text:p text:style-name="MP3">Prof. Carina Friedrich Dorneles</text:p>
              <text:p text:style-name="MP3">dorneles@inf.ufsc.br</text:p>
            </table:table-cell>
          </table:table-row>
        </table:table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ícios – aula 12/08/2009</dc:title>
    <meta:initial-creator>Carina</meta:initial-creator>
    <meta:creation-date>2009-08-28T17:04:00</meta:creation-date>
    <dc:creator>dorneles</dc:creator>
    <dc:date>2012-06-20T16:54:00</dc:date>
    <meta:print-date>2009-08-18T19:55:00</meta:print-date>
    <meta:editing-cycles>9</meta:editing-cycles>
    <meta:editing-duration>PT19M</meta:editing-duration>
    <meta:generator>LibreOffice/3.5$Linux_x86 LibreOffice_project/350m1$Build-2</meta:generator>
    <meta:document-statistic meta:table-count="1" meta:image-count="1" meta:object-count="0" meta:page-count="1" meta:paragraph-count="24" meta:word-count="358" meta:character-count="1771" meta:non-whitespace-character-count="1846"/>
    <meta:user-defined meta:name="Informações 1"/>
    <meta:user-defined meta:name="Informações 2"/>
    <meta:user-defined meta:name="Informações 3"/>
    <meta:user-defined meta:name="Informações 4"/>
  </office:meta>
</office:document-meta>
</file>